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0000" fo:font-size="20pt" style:font-size-asian="2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/>
    </style:style>
    <style:style style:name="P4" style:family="paragraph" style:parent-style-name="Standard">
      <style:paragraph-properties fo:margin-left="10.16cm" fo:margin-right="0cm" fo:line-height="115%" fo:text-align="end" style:justify-single-word="false" fo:text-indent="0cm" style:auto-text-indent="false"/>
      <style:text-properties fo:font-size="14pt" style:font-size-asian="14pt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</style:style>
    <style:style style:name="P6" style:family="paragraph" style:parent-style-name="Text_20_body">
      <style:paragraph-properties fo:line-height="115%"/>
    </style:style>
    <style:style style:name="P7" style:family="paragraph" style:parent-style-name="Text_20_body_20_indent">
      <style:paragraph-properties fo:margin-left="8.752cm" fo:margin-right="0cm" fo:text-indent="0cm" style:auto-text-indent="false"/>
      <style:text-properties fo:color="#4d5156" fo:font-weight="bold" fo:background-color="#ffffff" style:font-weight-asian="bold" style:font-size-complex="14pt"/>
    </style:style>
    <style:style style:name="P8" style:family="paragraph" style:parent-style-name="Text_20_body_20_indent">
      <style:paragraph-properties fo:margin-left="8.752cm" fo:margin-right="0cm" fo:text-indent="0cm" style:auto-text-indent="false"/>
      <style:text-properties fo:color="#202124" fo:font-weight="bold" fo:background-color="#ffffff" style:font-weight-asian="bold" style:font-size-complex="14pt"/>
    </style:style>
    <style:style style:name="P9" style:family="paragraph" style:parent-style-name="Text_20_body_20_indent">
      <style:paragraph-properties fo:margin-left="8.752cm" fo:margin-right="0cm" fo:text-indent="0cm" style:auto-text-indent="false"/>
      <style:text-properties fo:color="#202124" fo:background-color="#ffffff" style:font-size-complex="14pt"/>
    </style:style>
    <style:style style:name="P10" style:family="paragraph" style:parent-style-name="Text_20_body_20_indent">
      <style:paragraph-properties fo:margin-left="8.752cm" fo:margin-right="0cm" fo:text-align="start" style:justify-single-word="false" fo:text-indent="0cm" style:auto-text-indent="false"/>
      <style:text-properties style:font-size-complex="14pt"/>
    </style:style>
    <style:style style:name="P11" style:family="paragraph" style:parent-style-name="Text_20_body_20_indent">
      <style:paragraph-properties fo:margin-left="8.752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size="14pt" style:font-size-asian="14pt"/>
    </style:style>
    <style:style style:name="P13" style:family="paragraph" style:parent-style-name="Standard">
      <style:paragraph-properties fo:margin-left="0cm" fo:margin-right="0cm" fo:margin-top="0cm" fo:margin-bottom="0.494cm" loext:contextual-spacing="false" fo:text-align="justify" style:justify-single-word="false" fo:text-indent="1.249cm" style:auto-text-indent="false"/>
      <style:text-properties fo:font-size="14pt" style:font-size-asian="14pt"/>
    </style:style>
    <style:style style:name="P14" style:family="paragraph" style:parent-style-name="Standard">
      <style:text-properties fo:font-size="14pt" style:font-size-asian="14pt"/>
    </style:style>
    <style:style style:name="P15" style:family="paragraph" style:parent-style-name="Text_20_body_20_indent" style:master-page-name="Standard">
      <style:paragraph-properties fo:margin-left="8.752cm" fo:margin-right="0cm" fo:text-indent="0cm" style:auto-text-indent="false" style:page-number="auto"/>
      <style:text-properties fo:font-weight="bold" style:font-weight-asian="bold" style:font-size-complex="14pt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ff0000" fo:font-size="14pt" fo:language="ru" fo:country="RU" style:font-size-asian="14pt" style:font-size-complex="14pt"/>
    </style:style>
    <style:style style:name="T3" style:family="text">
      <style:text-properties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language="en" fo:country="US" style:font-size-asian="14pt"/>
    </style:style>
    <style:style style:name="T6" style:family="text">
      <style:text-properties fo:language="ru" fo:country="RU"/>
    </style:style>
    <style:style style:name="T7" style:family="text">
      <style:text-properties fo:color="#000000" fo:letter-spacing="-0.005cm" style:font-size-complex="14pt"/>
    </style:style>
    <style:style style:name="T8" style:family="text">
      <style:text-properties fo:color="#000000" fo:letter-spacing="0.014cm" style:font-size-complex="14pt"/>
    </style:style>
    <style:style style:name="T9" style:family="text">
      <style:text-properties fo:color="#000000" fo:letter-spacing="0.014cm" fo:language="ru" fo:country="RU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Центральная научная медицинская библиотека</text:p>
      <text:p text:style-name="P7">Первого МГМУ им. И. М. Сеченова Минздрава РФ </text:p>
      <text:p text:style-name="P8"/>
      <text:p text:style-name="P9">Нахимовский пр., 49, </text:p>
      <text:p text:style-name="P9">Москва, 117418</text:p>
      <text:p text:style-name="P10"/>
      <text:p text:style-name="P11"/>
      <text:p text:style-name="P4"/>
      <text:p text:style-name="P6"><text:tab/>Диссертационный совет <text:span text:style-name="T6">___ШИФР_СОВЕТА___</text:span> направляет Вам диссертацию ___ФИО_в_родительном_падеже___<text:span text:style-name="T3"> «___Тема_диссертации___» на соискание ученой </text:span><text:span text:style-name="T7">степени ___кандидат_или_доктор___</text:span><text:span text:style-name="T9">а</text:span><text:span text:style-name="T8"> </text:span><text:s/><text:span text:style-name="T6">___каких_наук___</text:span> наук по <text:span text:style-name="T3">специальности ___ШИФР_СПЕЦ___ ___Название_научной_специальности___.</text:span></text:p>
      <text:p text:style-name="P12">Защита диссертации состоялась _____________.</text:p>
      <text:p text:style-name="P5"><text:span text:style-name="T4">Электронная копия диссертации с электронной подписью направлена по адресу: </text:span><text:span text:style-name="T5">dismed</text:span><text:span text:style-name="T4">@</text:span><text:span text:style-name="T5">rucml</text:span><text:span text:style-name="T4">.</text:span><text:span text:style-name="T5">ru</text:span></text:p>
      <text:p text:style-name="P13">Приложение: диссертация -1 экз., автореферат -2 экз.</text:p>
      <text:p text:style-name="P3"/>
      <text:p text:style-name="P3"/>
      <text:p text:style-name="P3">Председатель /ученый секретарь</text:p>
      <text:p text:style-name="P3">диссертационного совета ___ШИФР_СОВЕТА___</text:p>
      <text:p text:style-name="Standard"><text:span text:style-name="T4"><text:tab/><text:tab/><text:tab/><text:tab/> <text:s/><text:tab/><text:tab/> <text:s/><text:tab/><text:tab/> <text:s text:c="34"/>ФИО</text:span> </text:p>
      <text:p text:style-name="Standard"/>
      <text:p text:style-name="Standard"/>
      <text:p text:style-name="Standard"/>
      <text:p text:style-name="Standard">ГЕРБОВАЯ ПЕЧАТЬ</text:p>
      <text:p text:style-name="Standard"/>
      <text:p text:style-name="Standard">(На копии письма поставить отметку о передаче диссертации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4pt" fo:language="none" fo:country="non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8.001cm" fo:margin-right="0cm" fo:text-align="end" style:justify-single-word="false" fo:text-indent="0cm" style:auto-text-indent="false"/>
      <style:text-properties fo:font-size="14pt" fo:language="none" fo:country="none" style:font-size-asian="14pt"/>
    </style:style>
    <style:style style:name="_20_Знак_20_Знак_20_Знак_20_Знак" style:display-name=" Знак Знак Знак Знак" style:family="paragraph" style:parent-style-name="Standard"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fo:font-size="20pt" style:font-size-asian="20pt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14pt" style:font-size-asian="14pt" style:font-size-complex="14pt"/>
    </style:style>
    <style:style style:name="MT2" style:family="text">
      <style:text-properties fo:color="#ff0000" fo:font-size="14pt" fo:language="ru" fo:country="RU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6.003cm" fo:margin-left="0cm" fo:margin-right="0cm" fo:margin-bottom="5.9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На бланке организации!</text:p>
        <text:p text:style-name="MP1"/>
        <text:p text:style-name="MP2"><text:span text:style-name="MT1">В ЦНМБ </text:span><text:span text:style-name="MT2">передаются</text:span><text:span text:style-name="MT1"> диссертации</text:span><text:span text:style-name="MT2"> по медицинским и фармацевтическим наукам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Центральная научная медицинская библиотека</dc:title>
    <dc:subject/>
    <meta:keyword/>
    <meta:initial-creator>l.drobysheva</meta:initial-creator>
    <meta:creation-date>2019-02-13T14:07:00</meta:creation-date>
    <dc:date>2025-10-16T15:39:02.380189550</dc:date>
    <meta:editing-cycles>15</meta:editing-cycles>
    <meta:editing-duration>PT1H13M12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86" meta:character-count="868" meta:non-whitespace-character-count="745"/>
  </office:meta>
</office:document-meta>
</file>